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Autonomous exploration projec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Flight Dynamics and Control Lab</text:p>
            <text:p text:style-name="P1"/>
            <text:p text:style-name="P1">Kuya Takam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3cm" svg:x="1.4cm" svg:y="0.627cm" presentation:class="title" presentation:user-transformed="true">
          <draw:text-box>
            <text:p>Current status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Contribution</text:p>
              </text:list-header>
              <text:list-item>
                <text:p>Exact inverse sensor model</text:p>
                <text:list>
                  <text:list-item>
                    <text:p>Accuracy improvement</text:p>
                  </text:list-item>
                  <text:list-item>
                    <text:p>Computationally inexpensive by only considering FOV</text:p>
                  </text:list-item>
                  <text:list-item>
                    <text:p/>
                  </text:list-item>
                </text:list>
              </text:list-item>
              <text:list-item>
                <text:p>Information gain based autonomous explora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Assumptions</text:p>
                <text:list>
                  <text:list-item>
                    <text:p>Static environment</text:p>
                  </text:list-item>
                  <text:list-item>
                    <text:p>Given robot pose</text:p>
                  </text:list-item>
                  <text:list-item>
                    <text:p>Forward sensor model</text:p>
                  </text:list-item>
                  <text:list-item>
                    <text:p>Independent ray-ray</text:p>
                  </text:list-item>
                  <text:list-item>
                    <text:p>Grid &lt; ray c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2.63cm" svg:x="1.4cm" svg:y="0.627cm" presentation:class="title">
          <draw:text-box>
            <text:p>Literature background </text:p>
          </draw:text-box>
        </draw:frame>
        <draw:frame presentation:style-name="pr5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2.63cm" svg:x="1.4cm" svg:y="0.627cm" presentation:class="title">
          <draw:text-box>
            <text:p>Assumptions/ questions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al-time</text:p>
              </text:list-item>
              <text:list-item>
                <text:p>Depth camera</text:p>
                <text:list>
                  <text:list-item>
                    <text:p>Other sensors? IMU</text:p>
                  </text:list-item>
                  <text:list-item>
                    <text:p>Indoor/ outdoo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Actual project objectives</text:p>
                <text:list>
                  <text:list-item>
                    <text:p>Assumptions</text:p>
                  </text:list-item>
                  <text:list-item>
                    <text:p>Requirement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4" draw:layer="layout" svg:width="25.199cm" svg:height="2.63cm" svg:x="1.4cm" svg:y="0.627cm" presentation:class="title">
          <draw:text-box>
            <text:p>Topics to consider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erivation of explicit function relating the sensor measurements to robot pose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layer="layout" svg:width="25.199cm" svg:height="2.63cm" svg:x="1.4cm" svg:y="0.627cm" presentation:class="title">
          <draw:text-box>
            <text:p>1-D implementation of exact inverse sensor model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3:46:13.849000000</meta:creation-date>
    <dc:date>2016-08-05T13:47:29.445000000</dc:date>
    <meta:editing-duration>PT6H44M21S</meta:editing-duration>
    <meta:editing-cycles>5</meta:editing-cycles>
    <meta:generator>LibreOffice/5.1.1.3$Windows_x86 LibreOffice_project/89f508ef3ecebd2cfb8e1def0f0ba9a803b88a6d</meta:generator>
    <meta:document-statistic meta:object-count="50"/>
  </office:meta>
</office:document-meta>
</file>